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e528" officeooo:paragraph-rsid="000ee528"/>
    </style:style>
    <style:style style:name="P2" style:family="paragraph" style:parent-style-name="Standard" style:list-style-name="L1">
      <style:text-properties officeooo:rsid="000ee528" officeooo:paragraph-rsid="000ee528"/>
    </style:style>
    <style:style style:name="P3" style:family="paragraph" style:parent-style-name="Standard">
      <style:text-properties officeooo:rsid="000ee528" officeooo:paragraph-rsid="000f6ec1"/>
    </style:style>
    <style:style style:name="P4" style:family="paragraph" style:parent-style-name="Standard" style:list-style-name="L2">
      <style:text-properties officeooo:rsid="000f6ec1" officeooo:paragraph-rsid="000f6ec1"/>
    </style:style>
    <style:style style:name="P5" style:family="paragraph" style:parent-style-name="Standard">
      <style:text-properties officeooo:rsid="000f6ec1" officeooo:paragraph-rsid="000f6ec1"/>
    </style:style>
    <style:style style:name="P6" style:family="paragraph" style:parent-style-name="Standard" style:list-style-name="L3">
      <style:text-properties officeooo:rsid="000f6ec1" officeooo:paragraph-rsid="000f6ec1"/>
    </style:style>
    <style:style style:name="T1" style:family="text">
      <style:text-properties officeooo:rsid="000f6e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p. 70</text:p>
      <text:p text:style-name="P3">Lazo<text:span text:style-name="T1">s</text:span> con <text:span text:style-name="T1">nociones</text:span></text:p>
      <text:p text:style-name="P3"/>
      <text:p text:style-name="P3">« Espacios e Intercambios »</text:p>
      <text:list xml:id="list4499992323330675013" text:style-name="L1">
        <text:list-item>
          <text:p text:style-name="P2">Flujos migratorios entre Uruguay y Argentina por la emigración de los pobres monteños</text:p>
        </text:list-item>
        <text:list-item>
          <text:p text:style-name="P2">Los jovenes quieren emigrar tanto como sus abuelos que emigraron en su tiempo</text:p>
          <text:list>
            <text:list-item>
              <text:p text:style-name="P2">Paradoja : Abuelos [A → B], Jovenes quieren [B → A]</text:p>
            </text:list-item>
            <text:list-item>
              <text:p text:style-name="P2">« Abuelos » : autant les grand-parents que les ancêtres (jusqu’à Christophe Colomb)</text:p>
            </text:list-item>
          </text:list>
        </text:list-item>
      </text:list>
      <text:p text:style-name="P1"/>
      <text:p text:style-name="P1">« <text:span text:style-name="T1">Mitos y Héroes »</text:span></text:p>
      <text:list xml:id="list5609528529286586297" text:style-name="L2">
        <text:list-item>
          <text:p text:style-name="P4">La migración de los monteños → sueño americano, Eldorado</text:p>
          <text:list>
            <text:list-item>
              <text:p text:style-name="P4">Viven en chagolas</text:p>
            </text:list-item>
            <text:list-item>
              <text:p text:style-name="P4">No tienen de qué comer</text:p>
            </text:list-item>
          </text:list>
          <text:p text:style-name="P4">Entonces este Eldorado es un mito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5:21:10.002000000</meta:creation-date>
    <dc:date>2018-12-13T15:49:50.404000000</dc:date>
    <meta:editing-duration>PT17M20S</meta:editing-duration>
    <meta:editing-cycles>1</meta:editing-cycles>
    <meta:document-statistic meta:table-count="0" meta:image-count="0" meta:object-count="0" meta:page-count="1" meta:paragraph-count="12" meta:word-count="97" meta:character-count="504" meta:non-whitespace-character-count="427"/>
    <meta:generator>LibreOffice/5.1.6.2$Windows_x86 LibreOffice_project/07ac168c60a517dba0f0d7bc7540f5afa45f0909</meta:generator>
  </office:meta>
</office:document-meta>
</file>